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b1cc9" officeooo:paragraph-rsid="001b1cc9"/>
    </style:style>
    <style:style style:name="P2" style:family="paragraph" style:parent-style-name="Standard">
      <style:text-properties officeooo:rsid="001bce32" officeooo:paragraph-rsid="001bce32"/>
    </style:style>
    <style:style style:name="P3" style:family="paragraph">
      <loext:graphic-properties draw:fill-color="#000000"/>
    </style:style>
    <style:style style:name="P4" style:family="paragraph">
      <loext:graphic-properties draw:fill-color="#fdfbfb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000000"/>
      <style:paragraph-properties fo:text-align="center"/>
    </style:style>
    <style:style style:name="T1" style:family="text">
      <style:text-properties officeooo:rsid="001bce32"/>
    </style:style>
    <style:style style:name="gr1" style:family="graphic">
      <style:graphic-properties svg:stroke-color="#000000" draw:fill-color="#000000" draw:textarea-horizontal-align="justify" draw:textarea-vertical-align="middle" draw:auto-grow-height="false" fo:min-height="0.487cm" fo:min-width="0.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fdfbfb" draw:textarea-horizontal-align="justify" draw:textarea-vertical-align="middle" draw:auto-grow-height="false" fo:min-height="0.487cm" fo:min-width="0.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</text:span>) werdrd udfafuvj ihgifiufvv guuefwqvfw yfufu ojohhoh hvvuufyf ugug ufufug ugugintdrh ugu</text:p>
      <text:p text:style-name="P1"><text:tab/>ugwdqyg ugugn yfaufdud <text:span text:style-name="T1">njjjjjjjjjjjjjjjjjjjjjjjjjj gggu huu <text:s/>hvhvyvy vugubuvuvu gugugugug</text:span></text:p>
      <text:p text:style-name="P1"/>
      <text:p text:style-name="P1"/>
      <text:p text:style-name="P1"><draw:custom-shape text:anchor-type="paragraph" draw:z-index="0" draw:name="Shape1" draw:style-name="gr1" draw:text-style-name="P3" svg:width="0.821cm" svg:height="0.689cm" svg:x="0.669cm" svg:y="0.5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1" draw:style-name="gr2" draw:text-style-name="P4" svg:width="0.821cm" svg:height="0.689cm" svg:x="5.669cm" svg:y="0.5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" draw:style-name="gr2" draw:text-style-name="P4" svg:width="0.821cm" svg:height="0.689cm" svg:x="0.669cm" svg:y="2.5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2" draw:text-style-name="P4" svg:width="0.821cm" svg:height="0.689cm" svg:x="5.669cm" svg:y="2.5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4" draw:name="Shape2" draw:style-name="gr3" draw:text-style-name="P5" svg:width="0.636cm" svg:height="0.503cm" svg:x="0.034cm" svg:y="0.711cm"><draw:text-box><text:p>a)</text:p></draw:text-box></draw:frame><draw:frame text:anchor-type="paragraph" draw:z-index="5" draw:name="Shape2" draw:style-name="gr3" draw:text-style-name="P5" svg:width="0.636cm" svg:height="0.503cm" svg:x="0.034cm" svg:y="2.711cm"><draw:text-box><text:p>c)</text:p></draw:text-box></draw:frame><draw:frame text:anchor-type="paragraph" draw:z-index="6" draw:name="Shape2" draw:style-name="gr3" draw:text-style-name="P5" svg:width="0.636cm" svg:height="0.503cm" svg:x="5.034cm" svg:y="0.711cm"><draw:text-box><text:p>b)</text:p></draw:text-box></draw:frame><draw:frame text:anchor-type="paragraph" draw:z-index="7" draw:name="Shape2" draw:style-name="gr3" draw:text-style-name="P5" svg:width="0.636cm" svg:height="0.503cm" svg:x="5.034cm" svg:y="2.711cm"><draw:text-box><text:p>d)</text:p></draw:text-box></draw:frame></text:p>
      <text:p text:style-name="P1"/>
      <text:p text:style-name="P1"/>
      <text:p text:style-name="P2">1</text:p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2</text:span>) werdrd udfafuvj ihgifiufvv guuefwqvfw yfufu ojohhoh hvvuufyf ugug ufufug ugugintdrh ugu</text:p>
      <text:p text:style-name="P1"><text:tab/>ugwdqyg ugugn yfaufdud </text:p>
      <text:p text:style-name="P1"/>
      <text:p text:style-name="P1"/>
      <text:p text:style-name="P1"><draw:custom-shape text:anchor-type="paragraph" draw:z-index="8" draw:name="Shape1" draw:style-name="gr2" draw:text-style-name="P4" svg:width="0.821cm" svg:height="0.689cm" svg:x="0.669cm" svg:y="0.5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1" draw:style-name="gr1" draw:text-style-name="P3" svg:width="0.821cm" svg:height="0.689cm" svg:x="5.669cm" svg:y="0.5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Shape1" draw:style-name="gr2" draw:text-style-name="P4" svg:width="0.821cm" svg:height="0.689cm" svg:x="0.669cm" svg:y="2.5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1" draw:style-name="gr2" draw:text-style-name="P4" svg:width="0.821cm" svg:height="0.689cm" svg:x="5.669cm" svg:y="2.5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2" draw:name="Shape2" draw:style-name="gr3" draw:text-style-name="P5" svg:width="0.636cm" svg:height="0.503cm" svg:x="0.034cm" svg:y="0.711cm"><draw:text-box><text:p>a)</text:p></draw:text-box></draw:frame><draw:frame text:anchor-type="paragraph" draw:z-index="13" draw:name="Shape2" draw:style-name="gr3" draw:text-style-name="P5" svg:width="0.636cm" svg:height="0.503cm" svg:x="0.034cm" svg:y="2.711cm"><draw:text-box><text:p>c)</text:p></draw:text-box></draw:frame><draw:frame text:anchor-type="paragraph" draw:z-index="14" draw:name="Shape2" draw:style-name="gr3" draw:text-style-name="P5" svg:width="0.636cm" svg:height="0.503cm" svg:x="5.034cm" svg:y="0.711cm"><draw:text-box><text:p>b)</text:p></draw:text-box></draw:frame><draw:frame text:anchor-type="paragraph" draw:z-index="15" draw:name="Shape2" draw:style-name="gr3" draw:text-style-name="P5" svg:width="0.636cm" svg:height="0.503cm" svg:x="5.034cm" svg:y="2.711cm"><draw:text-box><text:p>d)</text:p></draw:text-box></draw:frame></text:p>
      <text:p text:style-name="P1"/>
      <text:p text:style-name="P1"/>
      <text:p text:style-name="P1"/>
      <text:p text:style-name="P2">2</text:p>
      <text:p text:style-name="P1"/>
      <text:p text:style-name="P1"/>
      <text:p text:style-name="P1"/>
      <text:p text:style-name="P1"/>
      <text:p text:style-name="P1"/>
      <text:p text:style-name="P1"><text:span text:style-name="T1">3</text:span>) werdrd udfafuvj ihgifiufvv guuefwqvfw yfufu ojohhoh hvvuufyf ugug ufufug ugugintdrh ugu</text:p>
      <text:p text:style-name="P1"><text:tab/>ugwdqyg ugugn yfaufdud<text:span text:style-name="T1">jljloui jjbujkhihiiis uush <text:s/>ijini ahbb jnjshus</text:span></text:p>
      <text:p text:style-name="P1"/>
      <text:p text:style-name="P1"/>
      <text:p text:style-name="P1"><draw:custom-shape text:anchor-type="paragraph" draw:z-index="16" draw:name="Shape1" draw:style-name="gr2" draw:text-style-name="P4" svg:width="0.821cm" svg:height="0.689cm" svg:x="0.669cm" svg:y="0.5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Shape1" draw:style-name="gr2" draw:text-style-name="P4" svg:width="0.821cm" svg:height="0.689cm" svg:x="5.669cm" svg:y="0.5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Shape1" draw:style-name="gr2" draw:text-style-name="P4" svg:width="0.821cm" svg:height="0.689cm" svg:x="0.669cm" svg:y="2.5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Shape1" draw:style-name="gr1" draw:text-style-name="P3" svg:width="0.821cm" svg:height="0.689cm" svg:x="5.669cm" svg:y="2.5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0" draw:name="Shape2" draw:style-name="gr3" draw:text-style-name="P5" svg:width="0.636cm" svg:height="0.503cm" svg:x="0.034cm" svg:y="0.711cm"><draw:text-box><text:p>a)</text:p></draw:text-box></draw:frame><draw:frame text:anchor-type="paragraph" draw:z-index="21" draw:name="Shape2" draw:style-name="gr3" draw:text-style-name="P5" svg:width="0.636cm" svg:height="0.503cm" svg:x="0.034cm" svg:y="2.711cm"><draw:text-box><text:p>c)</text:p></draw:text-box></draw:frame><draw:frame text:anchor-type="paragraph" draw:z-index="22" draw:name="Shape2" draw:style-name="gr3" draw:text-style-name="P5" svg:width="0.636cm" svg:height="0.503cm" svg:x="5.034cm" svg:y="0.711cm"><draw:text-box><text:p>b)</text:p></draw:text-box></draw:frame><draw:frame text:anchor-type="paragraph" draw:z-index="23" draw:name="Shape2" draw:style-name="gr3" draw:text-style-name="P5" svg:width="0.636cm" svg:height="0.503cm" svg:x="5.034cm" svg:y="2.711cm"><draw:text-box><text:p>d)</text:p></draw:text-box></draw:frame></text:p>
      <text:p text:style-name="P1"/>
      <text:p text:style-name="P1"/>
      <text:p text:style-name="P2">3</text:p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4</text:span>) werdrd udfafuvj ihgifiufvv guuefwqvfw yfufu ojohhoh hvvuufyf ugug ufufug ugugintdrh ugu</text:p>
      <text:p text:style-name="P1"/>
      <text:p text:style-name="P1"/>
      <text:p text:style-name="P2"><draw:frame text:anchor-type="paragraph" draw:z-index="31" draw:name="Shape2" draw:style-name="gr3" draw:text-style-name="P5" svg:width="0.636cm" svg:height="0.503cm" svg:x="5.034cm" svg:y="2.711cm"><draw:text-box><text:p>d)</text:p></draw:text-box></draw:frame><draw:frame text:anchor-type="paragraph" draw:z-index="30" draw:name="Shape2" draw:style-name="gr3" draw:text-style-name="P5" svg:width="0.636cm" svg:height="0.503cm" svg:x="5.034cm" svg:y="0.711cm"><draw:text-box><text:p>b)</text:p></draw:text-box></draw:frame><draw:frame text:anchor-type="paragraph" draw:z-index="29" draw:name="Shape2" draw:style-name="gr3" draw:text-style-name="P5" svg:width="0.636cm" svg:height="0.503cm" svg:x="0.034cm" svg:y="2.711cm"><draw:text-box><text:p>c)</text:p></draw:text-box></draw:frame><draw:frame text:anchor-type="paragraph" draw:z-index="28" draw:name="Shape2" draw:style-name="gr3" draw:text-style-name="P5" svg:width="0.636cm" svg:height="0.503cm" svg:x="0.034cm" svg:y="0.711cm"><draw:text-box><text:p>a)</text:p></draw:text-box></draw:frame><draw:custom-shape text:anchor-type="paragraph" draw:z-index="27" draw:name="Shape1" draw:style-name="gr2" draw:text-style-name="P4" svg:width="0.821cm" svg:height="0.689cm" svg:x="5.669cm" svg:y="2.5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Shape1" draw:style-name="gr2" draw:text-style-name="P4" svg:width="0.821cm" svg:height="0.689cm" svg:x="0.669cm" svg:y="2.5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Shape1" draw:style-name="gr2" draw:text-style-name="P4" svg:width="0.821cm" svg:height="0.689cm" svg:x="5.669cm" svg:y="0.5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1" draw:style-name="gr1" draw:text-style-name="P3" svg:width="0.821cm" svg:height="0.689cm" svg:x="0.669cm" svg:y="0.5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2" draw:name="Shape3" draw:style-name="gr4" draw:text-style-name="P6" svg:x1="1.383cm" svg:y1="4.695cm" svg:x2="15.803cm" svg:y2="4.721cm"><text:p/></draw:line>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2:10:18.149799854</meta:creation-date>
    <dc:date>2020-01-10T12:58:45.054839452</dc:date>
    <meta:editing-duration>PT19M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72" meta:character-count="547" meta:non-whitespace-character-count="480"/>
  </office:meta>
</office:document-meta>
</file>